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columns</text:p>
          </table:table-cell>
          <table:table-cell office:value-type="string" calcext:value-type="string">
            <text:p>time [Matrix version]</text:p>
          </table:table-cell>
          <table:table-cell office:value-type="string" calcext:value-type="string">
            <text:p>num cells</text:p>
          </table:table-cell>
          <table:table-cell office:value-type="string" calcext:value-type="string">
            <text:p>time [array version]</text:p>
          </table:table-cell>
          <table:table-cell office:value-type="string" calcext:value-type="string">
            <text:p>modified solveable?</text:p>
          </table:table-cell>
          <table:table-cell office:value-type="string" calcext:value-type="string">
            <text:p>% change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11068" calcext:value-type="float">
            <text:p>0.011068</text:p>
          </table:table-cell>
          <table:table-cell table:formula="of:=[.A2]*[.B2]" office:value-type="float" office:value="25" calcext:value-type="float">
            <text:p>25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0.001781" calcext:value-type="float">
            <text:p>0.001781</text:p>
          </table:table-cell>
          <table:table-cell table:formula="of:=([.F2]-[.E2])/[.E2]*100" office:value-type="float" office:value="-52.4939983995732" calcext:value-type="float">
            <text:p>-52.49399839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24369" calcext:value-type="float">
            <text:p>0.024369</text:p>
          </table:table-cell>
          <table:table-cell table:formula="of:=[.A3]*[.B3]" office:value-type="float" office:value="50" calcext:value-type="float">
            <text:p>50</text:p>
          </table:table-cell>
          <table:table-cell office:value-type="float" office:value="0.007426" calcext:value-type="float">
            <text:p>0.007426</text:p>
          </table:table-cell>
          <table:table-cell office:value-type="float" office:value="0.000964" calcext:value-type="float">
            <text:p>0.000964</text:p>
          </table:table-cell>
          <table:table-cell table:formula="of:=([.F3]-[.E3])/[.E3]*100" office:value-type="float" office:value="-87.018583355777" calcext:value-type="float">
            <text:p>-87.01858335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31541" calcext:value-type="float">
            <text:p>0.031541</text:p>
          </table:table-cell>
          <table:table-cell table:formula="of:=[.A4]*[.B4]" office:value-type="float" office:value="75" calcext:value-type="float">
            <text:p>75</text:p>
          </table:table-cell>
          <table:table-cell office:value-type="float" office:value="0.015415" calcext:value-type="float">
            <text:p>0.015415</text:p>
          </table:table-cell>
          <table:table-cell office:value-type="float" office:value="0.006604" calcext:value-type="float">
            <text:p>0.006604</text:p>
          </table:table-cell>
          <table:table-cell table:formula="of:=([.F4]-[.E4])/[.E4]*100" office:value-type="float" office:value="-57.1586117418099" calcext:value-type="float">
            <text:p>-57.15861174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078376" calcext:value-type="float">
            <text:p>0.078376</text:p>
          </table:table-cell>
          <table:table-cell table:formula="of:=[.A5]*[.B5]" office:value-type="float" office:value="125" calcext:value-type="float">
            <text:p>125</text:p>
          </table:table-cell>
          <table:table-cell office:value-type="float" office:value="0.027469" calcext:value-type="float">
            <text:p>0.027469</text:p>
          </table:table-cell>
          <table:table-cell office:value-type="float" office:value="0.015979" calcext:value-type="float">
            <text:p>0.015979</text:p>
          </table:table-cell>
          <table:table-cell table:formula="of:=([.F5]-[.E5])/[.E5]*100" office:value-type="float" office:value="-41.8289708398558" calcext:value-type="float">
            <text:p>-41.82897083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179396" calcext:value-type="float">
            <text:p>0.179396</text:p>
          </table:table-cell>
          <table:table-cell table:formula="of:=[.A6]*[.B6]" office:value-type="float" office:value="200" calcext:value-type="float">
            <text:p>200</text:p>
          </table:table-cell>
          <table:table-cell office:value-type="float" office:value="0.031699" calcext:value-type="float">
            <text:p>0.031699</text:p>
          </table:table-cell>
          <table:table-cell office:value-type="float" office:value="0.005499" calcext:value-type="float">
            <text:p>0.005499</text:p>
          </table:table-cell>
          <table:table-cell table:formula="of:=([.F6]-[.E6])/[.E6]*100" office:value-type="float" office:value="-82.6524496040885" calcext:value-type="float">
            <text:p>-82.65244960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214938" calcext:value-type="float">
            <text:p>0.214938</text:p>
          </table:table-cell>
          <table:table-cell table:formula="of:=[.A7]*[.B7]" office:value-type="float" office:value="50" calcext:value-type="float">
            <text:p>50</text:p>
          </table:table-cell>
          <table:table-cell office:value-type="float" office:value="0.008447" calcext:value-type="float">
            <text:p>0.008447</text:p>
          </table:table-cell>
          <table:table-cell office:value-type="float" office:value="0.004402" calcext:value-type="float">
            <text:p>0.004402</text:p>
          </table:table-cell>
          <table:table-cell table:formula="of:=([.F7]-[.E7])/[.E7]*100" office:value-type="float" office:value="-47.8868237243992" calcext:value-type="float">
            <text:p>-47.886823724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454179" calcext:value-type="float">
            <text:p>0.454179</text:p>
          </table:table-cell>
          <table:table-cell table:formula="of:=[.A8]*[.B8]" office:value-type="float" office:value="100" calcext:value-type="float">
            <text:p>100</text:p>
          </table:table-cell>
          <table:table-cell office:value-type="float" office:value="0.608947" calcext:value-type="float">
            <text:p>0.608947</text:p>
          </table:table-cell>
          <table:table-cell office:value-type="float" office:value="0.126226" calcext:value-type="float">
            <text:p>0.126226</text:p>
          </table:table-cell>
          <table:table-cell table:formula="of:=([.F8]-[.E8])/[.E8]*100" office:value-type="float" office:value="-79.2714308470195" calcext:value-type="float">
            <text:p>-79.2714308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541319" calcext:value-type="float">
            <text:p>0.541319</text:p>
          </table:table-cell>
          <table:table-cell table:formula="of:=[.A9]*[.B9]" office:value-type="float" office:value="150" calcext:value-type="float">
            <text:p>150</text:p>
          </table:table-cell>
          <table:table-cell office:value-type="float" office:value="0.493413" calcext:value-type="float">
            <text:p>0.493413</text:p>
          </table:table-cell>
          <table:table-cell office:value-type="float" office:value="0.062746" calcext:value-type="float">
            <text:p>0.062746</text:p>
          </table:table-cell>
          <table:table-cell table:formula="of:=([.F9]-[.E9])/[.E9]*100" office:value-type="float" office:value="-87.2832697962964" calcext:value-type="float">
            <text:p>-87.28326979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889923" calcext:value-type="float">
            <text:p>0.889923</text:p>
          </table:table-cell>
          <table:table-cell table:formula="of:=[.A10]*[.B10]" office:value-type="float" office:value="250" calcext:value-type="float">
            <text:p>250</text:p>
          </table:table-cell>
          <table:table-cell office:value-type="float" office:value="0.493413" calcext:value-type="float">
            <text:p>0.493413</text:p>
          </table:table-cell>
          <table:table-cell office:value-type="float" office:value="0.09869" calcext:value-type="float">
            <text:p>0.09869</text:p>
          </table:table-cell>
          <table:table-cell table:formula="of:=([.F10]-[.E10])/[.E10]*100" office:value-type="float" office:value="-79.9985002421906" calcext:value-type="float">
            <text:p>-79.99850024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1]*[.B11]" office:value-type="float" office:value="400" calcext:value-type="float">
            <text:p>400</text:p>
          </table:table-cell>
          <table:table-cell office:value-type="float" office:value="1.247642" calcext:value-type="float">
            <text:p>1.247642</text:p>
          </table:table-cell>
          <table:table-cell office:value-type="float" office:value="0.158502" calcext:value-type="float">
            <text:p>0.158502</text:p>
          </table:table-cell>
          <table:table-cell table:formula="of:=([.F11]-[.E11])/[.E11]*100" office:value-type="float" office:value="-87.295874938484" calcext:value-type="float">
            <text:p>-87.29587493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.580257" calcext:value-type="float">
            <text:p>13.580257</text:p>
          </table:table-cell>
          <table:table-cell table:formula="of:=[.A12]*[.B12]" office:value-type="float" office:value="75" calcext:value-type="float">
            <text:p>75</text:p>
          </table:table-cell>
          <table:table-cell office:value-type="float" office:value="0.014591" calcext:value-type="float">
            <text:p>0.014591</text:p>
          </table:table-cell>
          <table:table-cell office:value-type="float" office:value="0.007295" calcext:value-type="float">
            <text:p>0.007295</text:p>
          </table:table-cell>
          <table:table-cell table:formula="of:=([.F12]-[.E12])/[.E12]*100" office:value-type="float" office:value="-50.0034267699267" calcext:value-type="float">
            <text:p>-50.00342676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3]*[.B13]" office:value-type="float" office:value="125" calcext:value-type="float">
            <text:p>125</text:p>
          </table:table-cell>
          <table:table-cell office:value-type="float" office:value="0.024068" calcext:value-type="float">
            <text:p>0.024068</text:p>
          </table:table-cell>
          <table:table-cell office:value-type="float" office:value="0.011015" calcext:value-type="float">
            <text:p>0.011015</text:p>
          </table:table-cell>
          <table:table-cell table:formula="of:=([.F13]-[.E13])/[.E13]*100" office:value-type="float" office:value="-54.2338374605285" calcext:value-type="float">
            <text:p>-54.23383746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4]*[.B14]" office:value-type="float" office:value="200" calcext:value-type="float">
            <text:p>200</text:p>
          </table:table-cell>
          <table:table-cell office:value-type="float" office:value="0.037535" calcext:value-type="float">
            <text:p>0.037535</text:p>
          </table:table-cell>
          <table:table-cell office:value-type="float" office:value="0.024413" calcext:value-type="float">
            <text:p>0.024413</text:p>
          </table:table-cell>
          <table:table-cell table:formula="of:=([.F14]-[.E14])/[.E14]*100" office:value-type="float" office:value="-34.9593712534967" calcext:value-type="float">
            <text:p>-34.95937125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.145754" calcext:value-type="float">
            <text:p>3.145754</text:p>
          </table:table-cell>
          <table:table-cell table:formula="of:=[.A15]*[.B15]" office:value-type="float" office:value="400" calcext:value-type="float">
            <text:p>400</text:p>
          </table:table-cell>
          <table:table-cell office:value-type="float" office:value="2.311123" calcext:value-type="float">
            <text:p>2.311123</text:p>
          </table:table-cell>
          <table:table-cell office:value-type="float" office:value="0.154149" calcext:value-type="float">
            <text:p>0.154149</text:p>
          </table:table-cell>
          <table:table-cell table:formula="of:=([.F15]-[.E15])/[.E15]*100" office:value-type="float" office:value="-93.3301256575267" calcext:value-type="float">
            <text:p>-93.330125657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table:formula="of:=[.A16]*[.B16]" office:value-type="float" office:value="49" calcext:value-type="float">
            <text:p>49</text:p>
          </table:table-cell>
          <table:table-cell office:value-type="float" office:value="0.038687" calcext:value-type="float">
            <text:p>0.038687</text:p>
          </table:table-cell>
          <table:table-cell office:value-type="float" office:value="0.013285" calcext:value-type="float">
            <text:p>0.013285</text:p>
          </table:table-cell>
          <table:table-cell table:formula="of:=([.F16]-[.E16])/[.E16]*100" office:value-type="float" office:value="-65.6602993253548" calcext:value-type="float">
            <text:p>-65.660299325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/>
          <table:table-cell table:formula="of:=[.A17]*[.B17]" office:value-type="float" office:value="100" calcext:value-type="float">
            <text:p>100</text:p>
          </table:table-cell>
          <table:table-cell office:value-type="float" office:value="0.378024" calcext:value-type="float">
            <text:p>0.378024</text:p>
          </table:table-cell>
          <table:table-cell office:value-type="float" office:value="0.311693" calcext:value-type="float">
            <text:p>0.311693</text:p>
          </table:table-cell>
          <table:table-cell table:formula="of:=([.F17]-[.E17])/[.E17]*100" office:value-type="float" office:value="-17.5467695172793" calcext:value-type="float">
            <text:p>-17.546769517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/>
          <table:table-cell table:formula="of:=[.A18]*[.B18]" office:value-type="float" office:value="144" calcext:value-type="float">
            <text:p>144</text:p>
          </table:table-cell>
          <table:table-cell office:value-type="float" office:value="2.73169" calcext:value-type="float">
            <text:p>2.73169</text:p>
          </table:table-cell>
          <table:table-cell office:value-type="float" office:value="0.686641" calcext:value-type="float">
            <text:p>0.686641</text:p>
          </table:table-cell>
          <table:table-cell table:formula="of:=([.F18]-[.E18])/[.E18]*100" office:value-type="float" office:value="-74.8638754763535" calcext:value-type="float">
            <text:p>-74.863875476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/>
          <table:table-cell table:formula="of:=[.A19]*[.B19]" office:value-type="float" office:value="225" calcext:value-type="float">
            <text:p>225</text:p>
          </table:table-cell>
          <table:table-cell office:value-type="float" office:value="21.520538" calcext:value-type="float">
            <text:p>21.520538</text:p>
          </table:table-cell>
          <table:table-cell office:value-type="float" office:value="2.657253" calcext:value-type="float">
            <text:p>2.657253</text:p>
          </table:table-cell>
          <table:table-cell table:formula="of:=([.F19]-[.E19])/[.E19]*100" office:value-type="float" office:value="-87.6524787623804" calcext:value-type="float">
            <text:p>-87.6524787624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/>
          <table:table-cell table:formula="of:=[.A20]*[.B20]" office:value-type="float" office:value="256" calcext:value-type="float">
            <text:p>256</text:p>
          </table:table-cell>
          <table:table-cell office:value-type="float" office:value="71.606151" calcext:value-type="float">
            <text:p>71.606151</text:p>
          </table:table-cell>
          <table:table-cell office:value-type="float" office:value="18.315793" calcext:value-type="float">
            <text:p>18.315793</text:p>
          </table:table-cell>
          <table:table-cell table:formula="of:=([.F20]-[.E20])/[.E20]*100" office:value-type="float" office:value="-74.421480914398" calcext:value-type="float">
            <text:p>-74.421480914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/>
          <table:table-cell table:formula="of:=[.A21]*[.B21]" office:value-type="float" office:value="289" calcext:value-type="float">
            <text:p>289</text:p>
          </table:table-cell>
          <table:table-cell office:value-type="float" office:value="138.953812" calcext:value-type="float">
            <text:p>138.953812</text:p>
          </table:table-cell>
          <table:table-cell office:value-type="float" office:value="98.983294" calcext:value-type="float">
            <text:p>98.983294</text:p>
          </table:table-cell>
          <table:table-cell table:formula="of:=([.F21]-[.E21])/[.E21]*100" office:value-type="float" office:value="-28.7653267115838" calcext:value-type="float">
            <text:p>-28.7653267116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/>
          <table:table-cell table:formula="of:=[.A22]*[.B22]" office:value-type="float" office:value="324" calcext:value-type="float">
            <text:p>324</text:p>
          </table:table-cell>
          <table:table-cell office:value-type="float" office:value="279.164804" calcext:value-type="float">
            <text:p>279.1648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07:12:52.589303292</meta:creation-date>
    <dc:date>2014-09-12T16:42:51.841111899</dc:date>
    <meta:editing-duration>PT1H30M36S</meta:editing-duration>
    <meta:editing-cycles>3</meta:editing-cycles>
    <meta:generator>LibreOffice/4.2.6.3$Linux_X86_64 LibreOffice_project/420m0$Build-3</meta:generator>
    <meta:document-statistic meta:table-count="1" meta:cell-count="142" meta:object-count="0"/>
  </office:meta>
</office:document-meta>
</file>